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792f" officeooo:paragraph-rsid="001c792f"/>
    </style:style>
    <style:style style:name="P2" style:family="paragraph" style:parent-style-name="Standard">
      <style:text-properties officeooo:rsid="001c792f" officeooo:paragraph-rsid="001d113a"/>
    </style:style>
    <style:style style:name="P3" style:family="paragraph" style:parent-style-name="Standard">
      <style:text-properties officeooo:rsid="001d113a" officeooo:paragraph-rsid="001d113a"/>
    </style:style>
    <style:style style:name="P4" style:family="paragraph" style:parent-style-name="Standard">
      <style:text-properties style:text-line-through-style="solid" style:text-line-through-type="single" officeooo:rsid="001c792f" officeooo:paragraph-rsid="001c792f"/>
    </style:style>
    <style:style style:name="P5" style:family="paragraph" style:parent-style-name="Standard">
      <style:text-properties officeooo:rsid="001c792f" officeooo:paragraph-rsid="001c792f"/>
    </style:style>
    <style:style style:name="P6" style:family="paragraph" style:parent-style-name="Standard">
      <style:text-properties officeooo:rsid="0020bf8c" officeooo:paragraph-rsid="0020bf8c"/>
    </style:style>
    <style:style style:name="T1" style:family="text">
      <style:text-properties officeooo:rsid="001d113a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Titulo gráficos negrito tamanho 16</text:p>
      <text:p text:style-name="P3"/>
      <text:p text:style-name="P3">percentuais/valores dentro dos gráficos 12 e negrito</text:p>
      <text:p text:style-name="P3">legenda: titulo = negrito e tamanho 12</text:p>
      <text:p text:style-name="P3">subtitulos= normal e tamanho 12</text:p>
      <text:p text:style-name="P3">percentuais da pizza: </text:p>
      <text:p text:style-name="P1"/>
      <text:p text:style-name="P1"/>
      <text:p text:style-name="P1"/>
      <text:p text:style-name="P1">1. apagar linha 1 e transformar em cabeçalho.</text:p>
      <text:p text:style-name="P1">2. transformar a 2 linha em cabeçalho</text:p>
      <text:p text:style-name="P1"/>
      <text:p text:style-name="P1">colunas:</text:p>
      <text:p text:style-name="P1"/>
      <text:p text:style-name="P1">1 – Método</text:p>
      <text:p text:style-name="P1"><text:tab/>on-line e r presencial</text:p>
      <text:p text:style-name="P1">total de alunos e percentual de presencial / on-line</text:p>
      <text:p text:style-name="P1"/>
      <text:p text:style-name="P1">2 - <text:s/>qual a turma?</text:p>
      <text:p text:style-name="P1"/>
      <text:p text:style-name="P1">- qual turma tem mais alunos;</text:p>
      <text:p text:style-name="P1">- distribuição de alunos</text:p>
      <text:p text:style-name="P1"/>
      <text:p text:style-name="P2">Profissionais que procuraram o curso por ramo </text:p>
      <text:p text:style-name="P2"/>
      <text:p text:style-name="P2">mulheres preferem mais online ou presencial – <text:span text:style-name="T1">só tem 2 presenciais….</text:span></text:p>
      <text:p text:style-name="P2">qual seguimento procurou mais o curso online ou o presencial</text:p>
      <text:p text:style-name="P2">procura pelo curso...</text:p>
      <text:p text:style-name="P1"/>
      <text:p text:style-name="P1"/>
      <text:p text:style-name="P1">3 – fase da empresa após o programa</text:p>
      <text:p text:style-name="P1"/>
      <text:p text:style-name="P1">-<text:tab/>Fase de crescimento</text:p>
      <text:p text:style-name="P1">-<text:tab/>Operação;</text:p>
      <text:p text:style-name="P1">-<text:tab/>Validação;</text:p>
      <text:p text:style-name="P1"/>
      <text:p text:style-name="P1">4 – faturamento antes e depois</text:p>
      <text:p text:style-name="P1"/>
      <text:p text:style-name="P1">-<text:tab/>quantas empresas melhoraram seus faturamentos depois do programa?</text:p>
      <text:p text:style-name="P1"/>
      <text:p text:style-name="P1">- <text:tab/>quantos empregos foram gerados após o programa;</text:p>
      <text:p text:style-name="P1"/>
      <text:p text:style-name="P1"/>
      <text:p text:style-name="P1">quantos participantes acharam que seu networking melhorou após</text:p>
      <text:p text:style-name="P1"/>
      <text:p text:style-name="P1">quantos julgam importantes a participação na inovativa</text:p>
      <text:p text:style-name="P1"/>
      <text:p text:style-name="P4">quantos creditam a inovativa ao fato de terem melhorado seu resultado</text:p>
      <text:p text:style-name="P1"/>
      <text:p text:style-name="P1"><text:span text:style-name="T2">Nível de</text:span> importância para geração de <text:span text:style-name="T2">comprometimento</text:span> e motivação.</text:p>
      <text:p text:style-name="P1"/>
      <text:p text:style-name="P1"><text:soft-page-break/>Nivel de <text:span text:style-name="T2">satisfação</text:span> sobre a <text:span text:style-name="T2">metodologia</text:span> do programa.</text:p>
      <text:p text:style-name="P1"/>
      <text:p text:style-name="P1">O programa ajudou mais homens ou mulheres?</text:p>
      <text:p text:style-name="P1"/>
      <text:p text:style-name="P1">Para qual segmento o programa ajudou mais?</text:p>
      <text:p text:style-name="P1"/>
      <text:p text:style-name="P1"/>
      <text:p text:style-name="P1">Profissionais que procuraram o curso por ramo </text:p>
      <text:p text:style-name="P1"/>
      <text:p text:style-name="P1">participação no curso</text:p>
      <text:p text:style-name="P1"/>
      <text:p text:style-name="P1">avaliação do curso</text:p>
      <text:p text:style-name="P1"/>
      <text:p text:style-name="P6">A Inovativa foi importante para aumentar a motivação e o comprometimento?</text:p>
      <text:p text:style-name="P6">A Inovativa foi importante para aumentar a motivação e o comprometimento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9T21:01:20.017000000</meta:creation-date>
    <dc:date>2023-07-20T22:57:04.185000000</dc:date>
    <meta:editing-duration>PT11H35M53S</meta:editing-duration>
    <meta:editing-cycles>4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37" meta:word-count="232" meta:character-count="1461" meta:non-whitespace-character-count="1256"/>
  </office:meta>
</office:document-meta>
</file>